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/>
    <style:font-face style:name="punctuation" svg:font-family="punctuation, Tohoma"/>
    <style:font-face style:name="微软雅黑1" svg:font-family="微软雅黑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短篇）普罗米修斯（全）</text:p>
      <text:p text:style-name="Standard"><text:s/></text:p>
      <text:p text:style-name="Standard">引言：</text:p>
      <text:p text:style-name="Standard">普罗米修斯被赫淮斯托斯及两个仆人锁在高加索山，他挣扎着反抗着，但是抵不住三个神祇的力量。普罗米修斯试着劝说赫淮斯托斯，但是尽管他智慧的语言足以打动世间所有智慧生物，但是赫淮斯托斯仅给了普罗米修斯一句话：“我听宙斯的话，不听你的话。”</text:p>
      <text:p text:style-name="Standard"/>
      <text:p text:style-name="Standard">被锁在高加索山上的普罗米修斯，咒骂着宙斯的的愚蠢和狂妄。但是这位泰坦的声音不足以传到奥林匹斯山，宙斯是听不到的。宙斯派了一只鸠鹰，每天清晨啄食这位泰坦的肝脏。永生的普罗米修斯在肝脏呗啄食后，很快长出来。日复一日，鹫鹰不断的啄食，痛苦的折磨让普罗米修斯的仇恨更加剧烈。他咒骂着宙斯的独断专行，咒骂着他的狂妄，咒骂着他的愚蠢。五十年过去了，这天，当普罗米修斯怒吼道：“宙斯，你要为永生的失传负责！”就在这时，那只啄食他肝脏的鹫鹰飞了过来....普罗米修斯忽然陷入了理智的沉思，他不再咒骂，不再愤怒，他安静了下来。回忆起赫淮斯托斯临走时说过的话：“宙斯意志不朽，凡是从别人那里夺得权力并据为己有的人，都是最狠心的。”</text:p>
      <text:p text:style-name="Standard"/>
      <text:p text:style-name="Standard">当时普罗米修斯以为赫淮斯托斯惧怕宙斯，才会这样说。如今看来另有深意。普罗米修斯陷入深深地回忆之中.....“我真的搞错了，宙斯！”至此普罗米修斯不再咒骂，安静的接受鹫鹰啄食他的肝脏。</text:p>
      <text:p text:style-name="Standard"/>
      <text:p text:style-name="Standard">永生的失传</text:p>
      <text:p text:style-name="Standard">奥林匹斯山位于一个不知名的岛上，这里生活着一个物种。他们力大无穷，拥有着过人的智慧和任何生物都无与伦比的力量。更特别之处是，他们是永生不死的。他们不知在这生活了多久，永生让他们无惧岁月的消磨。他们被统称为泰坦，在他们的造物人类面前，他们自称为神祇。</text:p>
      <text:p text:style-name="Standard"/>
      <text:p text:style-name="Standard">远离奥林匹斯，海天之间，是绿油油的陆地，这里的草原和森林之中，生活着各种生物，唯独不见人类。当克洛诺斯创造黄金人类的时候，神祇们还掌握着永生的方法，黄金人类能和神祇一样永生，却无法产生永生的后代。克洛诺斯求助母亲盖亚，因为黄金永生人，只可以被创造出来，却不能像神祇一样繁衍下去。</text:p>
      <text:p text:style-name="Standard"/>
      <text:p text:style-name="Standard">克洛诺斯的求助没有得到回复，大地女神盖亚躲在不为人知的角落，没人能找到她。而克洛诺斯亲手阉割了自己的父亲乌拉诺斯，在这一刻，克洛诺斯无法面对父亲，也无从知道父亲身在何方，克洛诺斯不得不接受现实----永生将要失传于他。</text:p>
      <text:p text:style-name="Standard"/>
      <text:p text:style-name="Standard">克洛诺斯找来了所有知道永生技术的神祇，哪怕这位神祇仅知道一点点信息。而这其中，缺少最重要的两位，父亲乌拉诺斯和母亲盖亚。在神祇们的努力之下，克洛诺斯创造了一批永生人，命名为黄金人类。黄金人类确实是永生的，他们拥有智慧，不生疾病，这点和神祇一样。为了和神祇作区分，克洛诺斯没有赋予黄金人类巨大的力量。克洛诺斯做过实验，这种力量的赋予，并不影响永生。</text:p>
      <text:p text:style-name="Standard"/>
      <text:p text:style-name="Standard">神祇们非常乐意保护和供养黄金人类。生活在奥林匹斯山的神祇实在太孤独了，他们拥有创造生命的能力，却无法创造欢乐。黄金人类在神祇的保护下，快乐富足的生活着。克洛诺斯欣喜的看到黄金人类的第一个后代降生，就在此刻一个来自父亲乌拉诺斯的诅咒降临在他的身上。</text:p>
      <text:p text:style-name="Standard"/>
      <text:p text:style-name="Standard">“你将像我一样，被自己儿子推翻，失去王位！”天父乌拉诺斯离开奥林匹斯山时，对克洛诺斯下的诅咒。克洛诺斯花费了巨大的资源来创造黄金人类，当第一批黄金人类被创造时，克洛诺斯认真的检验了黄金人类的身体机能。“没问题，黄金人类是永生的。.”于是奥林匹斯山的资源都用作创造黄金人类，神祇们在劳累和资源匮乏的压力下，创造出一批批的黄金人类。奥林匹斯山上近千年的积蓄化为一空。</text:p>
      <text:p text:style-name="Standard"/>
      <text:p text:style-name="Standard">克洛诺斯为自己的成就感到骄傲，他在没有父亲乌拉诺斯和母亲盖亚的帮助下，成功的找回了永生人的创造技术。但是第一个永生人的后代出生之后，奥林匹斯山开始躁动不安。黄金人类的后代，被称作白银人类，他们并非永生的。克洛诺斯停止了黄金人类的创造，去寻找母亲盖亚，希望能得到她的帮助。为了防止父亲的诅咒降临在他身上，克洛诺斯谨慎的处理自己的后代，克洛诺斯吞掉了之前自己所有的后代，就当克洛诺斯寻找母亲盖亚的时候，克洛诺斯的小儿子，逃脱了被父亲吞噬的命运。这个小儿子，就是宙斯。</text:p>
      <text:p text:style-name="Standard"/>
      <text:p text:style-name="Standard">宙斯隐姓埋名，并悄悄的组建自己的势力。而这些势力之中，就有智慧的泰坦，普罗米修斯。在普罗米修斯的帮助下，宙斯组建了一支由神兽和巨人组成的军队。同时普罗米修斯释放了前辈泰坦创造出的独眼巨人，让独眼巨人加入了这支军队。最终，一场毁灭性的战争，降临奥林匹斯山。克洛诺斯和宙斯的军队践踏和蹂躏着奥林匹斯山的土地，很多用于创造生命的设备和书籍也在这场战争中遗失，本来就不完整的永生技术被毁灭。</text:p>
      <text:p text:style-name="Standard"><text:soft-page-break/></text:p>
      <text:p text:style-name="Standard">海神波塞冬，冥王阿迪斯，赫拉，德墨忒尔，赫斯帝亚；他们是被克洛诺斯吞噬的，宙斯的五个哥哥姐姐。普罗米修斯的毒酒，让克洛诺斯吐出了这五位神祇。这场战争最终宙斯获胜，被克洛诺斯吞噬的后代也获得了自由。而克洛诺斯，被逐出了奥林匹斯山。</text:p>
      <text:p text:style-name="Standard"/>
      <text:p text:style-name="Standard">宙斯从此成了万神之王。</text:p>
      <text:p text:style-name="Standard"/>
      <text:p text:style-name="Standard">留给宙斯的一个烂摊子就是，那些黄金人类的后代----白银人类。这些白银人类不肯长大，总是个小孩子的样子。而当他们的年龄到了100岁，白银人类会瞬间长大，长大后的白银人类行为古怪，躁动不安，极具攻击性和叛逆性。白银人类的平均寿命为105岁，他们不但不能永生，而且很少有后代留下。奥林匹斯山的神祇又陷入了困惑，所有的神祇几乎都是近亲，虽然他们的后代可以自然的得到永生，但是能创造生命的神祇们知道，单一的基因谱系，只能让整个种族最终退化。后代的灵魂将变得格外的纯净。纯净的灵魂是可怕的，一切虚伪的美、魅力、色彩、芳香和情欲的诱惑将会消失的一干二净。一切精神都会被纯净的灵魂瓦解，最终退化成动物。</text:p>
      <text:p text:style-name="Standard"/>
      <text:p text:style-name="Standard">宙斯和普罗米修斯共同着手造人计划。普罗米修斯潜心的钻研，渐渐发现黄金人类永生的秘密。并着力改进着黄金人类。而宙斯则创造出来了一批名叫青铜人类的非永生人。青铜人类力大无比，可媲美神祇。在陆地上的青铜人类可以追猎任何生物，雄狮斗不过青铜人类，猎豹跑不过青铜人类。青铜人类瞬间晋升到了食物链的顶端，但是由于宙斯在青铜人类的灵魂中，赋予了很多自己的灵魂，这使得青铜人类成了好斗的种族。他们互相争斗，互相杀戮，将陆地变成了一片血海。最终青铜人类走向了灭亡。</text:p>
      <text:p text:style-name="Standard"/>
      <text:p text:style-name="Standard">“与其创造强大的非永生人，不如潜心研究永生技术。”普罗米修斯如此对宙斯说。</text:p>
      <text:p text:style-name="Standard"/>
      <text:p text:style-name="Standard">宙斯笑了笑说：“正是黄金人类的软弱，和神祇的过分保护，才让他们的后代白银人类100岁也长不大。人类要首先保护好自己，而不是依靠神祇的庇护。懦弱者的永生，只会使懦弱加剧。”</text:p>
      <text:p text:style-name="Standard"/>
      <text:p text:style-name="Standard">普罗米修斯陷入了沉思：如果不靠永生和力量，人类究竟靠什么维系呢？</text:p>
      <text:p text:style-name="Standard"/>
      <text:p text:style-name="Standard">“智慧的泰坦，”宙斯举起了权杖，“我知道你在想些什么，人类的未来要由他们自己去争取，而不是靠神祇的庇佑。当然永生可以解决很多问题，但是我觉得人类最应该具有的就是你的机敏和睿智。将你的灵魂赋予给他们吧，不要去追求永生了。过多的保护会害了他们的。”</text:p>
      <text:p text:style-name="Standard"/>
      <text:p text:style-name="Standard">普罗米修斯整天不眠不休，用睿智的头脑探求着永生的技术，但是两场神界的夺位战争，使得永生技术完全失传。普罗米修斯夜以继日的研究了50年，终于窥出了黄金人类的秘密，永生需要借助一种神奇生物的基因，正是这种神奇生物的名字，使得黄金人类得以命名。这种神奇生物就是金羊。</text:p>
      <text:p text:style-name="Standard"/>
      <text:p text:style-name="Standard">普罗米修斯将自己的成果说给宙斯听，向宙斯索要金羊。并向宙斯保证，能将克洛诺斯在黄金人类上犯的错误修复，这样就能使得黄金人类的后代，还是永生的。</text:p>
      <text:p text:style-name="Standard"/>
      <text:p text:style-name="Standard">可是宙斯的回复是，金羊被偷走了，偷走金羊的恰恰是宙斯创造的青铜人类。没有金羊，意味着永生技术彻底失传，普罗米修斯心灰意冷，离开了奥林匹斯山。到达了欧罗巴陆地，在这他听说，青铜人类宰杀了金羊，并将金羊祭献给了宙斯，现在金羊留下的只是一把金羊毛而已。</text:p>
      <text:p text:style-name="Standard"/>
      <text:p text:style-name="Standard">不久，宙斯联合波塞冬，将丢失金羊的愤怒发泄在所有残余的青铜人类身上。滔滔的海水加上愤怒的闪电，毁灭了青铜人类。普罗米修斯同样痛恨青铜人类的行为，他们使得奥林匹斯山的永生技术失传。</text:p>
      <text:p text:style-name="Standard"/>
      <text:p text:style-name="Standard">雅典娜的帮助</text:p>
      <text:p text:style-name="Standard">普罗米修斯没有放弃创造人类。他痛恨宙斯没有看好金羊，同时也赞同宙斯的观点，给予人类机敏和睿智，让新创造出的人类更能自己保护自己。要创造完美的人类，过程繁琐而复杂，普罗米修斯试着在泥土中提炼造人的材料，往往一提炼就是好几个月。</text:p>
      <text:p text:style-name="Standard"/>
      <text:p text:style-name="Standard">当一个人类创造出来，奥林匹斯山上的一位神祇注意到了这个泰坦的创造，简直精美绝伦。她就是宙斯的女儿，雅典娜。雅典娜来到普罗米修斯居住的河滩，观察着他整个造人进程。普罗米修斯注意到了这位神祇的到来，却没有理会她的观察。普罗米修斯只是专注于造人，对雅典娜女神只是礼貌的打个招呼。</text:p>
      <text:p text:style-name="Standard"/>
      <text:p text:style-name="Standard"><text:soft-page-break/>雅典娜观察了一个月，这天普罗米修斯陷入了沉思。普罗米修斯沉思持续了两天两夜。雅典娜在一旁静静的看着，看着普罗米修斯边沉思，边演算着。普罗米修斯看着雅典娜认真的看着，笑笑说：“造人是个繁琐的工作，你父亲是不屑做的，难道你有兴趣吗？”</text:p>
      <text:p text:style-name="Standard"/>
      <text:p text:style-name="Standard">“灵魂不一定创造和赋予，也可以用脑子传输的，你造人的灵魂依照你的灵魂，却又害怕单一，是不是？”雅典娜问道。</text:p>
      <text:p text:style-name="Standard"/>
      <text:p text:style-name="Standard">普罗米修斯一惊，他知道雅典娜是个新神，如此高深的造人技术，居然在她那里轻松的找到问题的关键。普罗米修斯看了看雅典娜：“你是怎么知道我这个问题的？”</text:p>
      <text:p text:style-name="Standard"/>
      <text:p text:style-name="Standard">“也不是了，因为我被创造出来的时候，也存在着这个问题。”雅典娜回答说。</text:p>
      <text:p text:style-name="Standard"/>
      <text:p text:style-name="Standard">普罗米修斯很奇怪：“创造出来？关于你的传说我听说了不少，有人说你是宙斯和赫拉生的，有人说你是宙斯和其他神祇生的，有人说你是从宙斯脑袋里跳出来的，还有人说你是宙斯凭空创造出来的。当然，宙斯没有本事凭空创造出个神祇，我非常确信这一点，但是你提到创造出来，又是怎么回事，而我这个赋予灵魂的方式，又和你的创造有什么关系？”</text:p>
      <text:p text:style-name="Standard">“说起来我应该是从宙斯脑袋里跳出来的。宙斯和赫拉闹得很僵，他们最后互相打赌，说不凭借对方，依然可以生儿育女。于是宙斯生了我，赫拉生了赫淮斯托斯。”雅典娜坐下来，用一根树枝在地上画着，讲解着过程：“宙斯将一个细胞的Y染色体去掉，然后拿自己另一个X染色体顶替。于是决定了我的性别。造此看我的永生特性并没有被影响，但是我的灵魂就会与宙斯一样。但是宙斯用了个很诡秘的主意，在我还是一个细胞时，他泯灭了我所有的灵魂信息，然后将我放进他的脑子里培养。用他的记忆再造了我的灵魂，在我出生后，又给我灌了不少清除记忆的药，这样我就有了一个自己的灵魂，同时也不会被赫拉挑出毛病了。”</text:p>
      <text:p text:style-name="Standard"/>
      <text:p text:style-name="Standard">普罗米修斯大笑：“这个主意，的确是宙斯的作风，但是这个过程你怎么知道的，按宙斯的为人，这个消息是不可能告诉任何人的。”</text:p>
      <text:p text:style-name="Standard"/>
      <text:p text:style-name="Standard">雅典娜笑了笑：“清除记忆的药不是很管用，当某些似曾相识的事情发生时，遗忘的宙斯记忆会恢复，当然，那时候我已经有了自己稳固的灵魂，这些记忆不再会使我变成宙斯了。因此我想起来很多事情，在我观察你造人的过程中，我也想起来了很多造人的知识。”</text:p>
      <text:p text:style-name="Standard"/>
      <text:p text:style-name="Standard">普罗米修斯点了点头：“怪不得你会知道这么多造人的知识。我的目标是永生的人类，像神一样。不过我发现克洛诺斯创造的黄金人和神祇有显著的差异，我不懂问题出在哪，我一直在研究黄金人，想以此改造他们变成真正的永生人。可是当我把我的基因和黄金人进行对比时，发现这是两种永生，完全不同。”</text:p>
      <text:p text:style-name="Standard"/>
      <text:p text:style-name="Standard">雅典娜沉思片刻：“你说的没错，按理说克洛诺斯不会创造永生人。他痛恨永生人，他痛恨泰坦们，甚至痛恨自己。他性格逐渐变得暴虐，不去关心周围的事物，而是只以自己为中心。在所有神祇之中，他会被一眼认出，而且让人过目难忘。为众神之王，时刻不理一切。黄金人类是他的希望，他殷切地盼望着黄金人类这种永生。同时排斥着泰坦自古以来的永生形式。过去我以为仅仅是对自己作品的骄傲，后来宙斯读出来他的心中有一种对永生的沉重恐惧，而我从宙斯的心里，也读到了这种沉重的恐惧。”</text:p>
      <text:p text:style-name="Standard"/>
      <text:p text:style-name="Standard"><text:s/></text:p>
      <text:p text:style-name="Standard"/>
      <text:p text:style-name="Standard">雅典娜回忆起来了很多关于永生的怪相，黄金人类的确和神祇们有着显著地区别，他们不强大，也不能千变万化，同时有着很稳定的情绪。雅典娜走进普罗米修斯的两份对比的图谱，普罗米修斯靠着复杂的电涌成像对比着黄金人和神祇的区别，两个灵魂的容器中分别装着智慧和力量。</text:p>
      <text:p text:style-name="Standard"/>
      <text:p text:style-name="Standard">“智慧的泰坦，”雅典娜拿起了智慧和黄金人的图谱，对普罗米修斯说：“这两者才是最完美的组合，既然金羊已死，永生已经失传。我们就应该另寻他路，让智慧承载着灵魂，创造着新的灵魂。像我一样，不需要依靠宙斯的灵魂而独立生成的灵魂。这点我可以帮你。”</text:p>
      <text:p text:style-name="Standard"/>
      <text:p text:style-name="Standard">普罗米修斯点了点头：“我接受你的建议。顺便问一句，天后赫拉造出的赫淮斯托斯是怎么回事，完全不懂她是怎么造出这个永生的神祇的。”</text:p>
      <text:p text:style-name="Standard"/>
      <text:p text:style-name="Standard">雅典娜摇摇头说：“一切不得而知，我不清楚赫淮斯托斯如何出生的。不知道赫拉用的什么方法，赫淮斯托斯是所有神祇中最听话的一个，像黄金人一样听话。也许是黄金人的改造。但是赫淮斯托斯的力量我见识过，他的力量是已经和神祇媲美了。他丑陋不堪，却始终保持在那个状态。”</text:p>
      <text:p text:style-name="Standard"><text:soft-page-break/></text:p>
      <text:p text:style-name="Standard">普罗米修斯将智慧的容器灵魂瓶打开，放在黄金人的基因谱系中。对雅典娜说；“对于赫淮斯托斯，我也不知道怎么解释，只觉得他的出生深不可测，赫拉也不知用的什么方法创造出他。但我相信，创造赫淮斯托斯，和创造黄金人一样深奥。他单纯稳定不变化，如果他像任何一个神祇那样，会变化的话，也不会始终保持着这种丑陋的面容。”</text:p>
      <text:p text:style-name="Standard"/>
      <text:p text:style-name="Standard">接受雅典娜的建议，普罗米修斯决定将智慧赋予给人类。在雅典娜的帮助下，普罗米修斯使人类以亲辈教导的方式自铸灵魂。很快，普罗米修斯创造的人类在亚得里亚岛生活了下来。新的人类不能永生，力量微弱，却可以拥有和神祇一样的头脑。神祇们可以毫不费力的和人类交谈，教授他们生存技能，给予他们神谕。</text:p>
      <text:p text:style-name="Standard"/>
      <text:p text:style-name="Standard">普罗米修斯造的人类让宙斯以及其他神祇都很高兴。在奥林匹斯山上，神祇们孤独的生活了太久太久。</text:p>
      <text:p text:style-name="Standard"/>
      <text:p text:style-name="Standard">从亚得里亚岛开始，新生的人类不断向大陆迁移，拓展他们的家园。他们并没有向陆地深入，而是沿着海岸线寻找新的栖息地。慢慢的遍布了几个大洲。或许生命史上仅有普罗米修斯造的人比较特殊，这些神祇造的人类，一种别致的陆地生物，却沿着海岸线迁徙。慢慢的人类的规模越来越大，他们兴建了农舍与牧场，建立了城邦与海港。除了奥林匹斯山的众神，除了远古泰坦制造的神兽，大地上又出现了一种新的智慧生物。</text:p>
      <text:p text:style-name="Standard"/>
      <text:p text:style-name="Standard">人类在神祇们的庇佑下缓慢的扩大着领地，在这漫长的岁月中，神祇们不再孤独。有些神祇化身为人类，生活在他们中间。而其中最乐此不疲的扮演人类的，就是神王宙斯。宙斯与人类生下了十几个子女，他们有一位永生且力量强大的神祇狄俄尼索斯，有力量强大但不永生的赫刺克勒斯，但大多数都是普通的人类。</text:p>
      <text:p text:style-name="Standard"/>
      <text:p text:style-name="Standard">火与潘多拉魔盒</text:p>
      <text:p text:style-name="Standard">普罗米修斯苦闷于人类发展的缓慢，他认为宙斯的欲火能让人类产生更多的子女，从而更快的扩张。于是普罗米修斯偷偷地盗取了宙斯的的基因，将欲火的基因提取出来。把他植入人类的基因组。效果很明显，人口数量明显增加了。人类从此没有了像动物一样的发情期，是普罗米修斯偷来了宙斯的欲火，让人类随时随地都能享受到性爱的欢愉。没有了发情期，新生的人类不再集中在一年的同一个时间。由于一年中的气候变化，使得新生的孩子有着对周围环境不同的经历。在这个时期，正是新生人类灵魂自铸的重要时期。有的新生儿在这个时期面对着寒冬，有的新生儿在这个时期面对的盛夏。不同的天气使得这些新生儿在性格上出现了微小的差别。雅典娜女神仔细观察着这些变化的性格，用十二个星宿将这些性格分类并命名。星座从此代表了他们的性格类型。</text:p>
      <text:p text:style-name="Standard"/>
      <text:p text:style-name="Standard">当宙斯再次从奥林匹斯山来到人类的大陆，他发现人类开始对神祇不敬，发现了人类中有着不该有的欺骗。宙斯秘密的做了调查，惊奇的发现人类都有着他的基因，而这个基因正是他最不想看到的，就是---欲火。</text:p>
      <text:p text:style-name="Standard"/>
      <text:p text:style-name="Standard">宙斯挥动着闪电，在奥林匹斯山击打着大地。宙斯怒号着：“普罗米修斯！我宁愿你把我的神力赋予人类！”</text:p>
      <text:p text:style-name="Standard"/>
      <text:p text:style-name="Standard">宙斯让赫淮斯托斯制造一个女性人类，让她的魅力足以让所有人类为之倾倒。为了讨好宙斯，赫淮斯托斯精心的制造着，他参考妻子，美丽的爱神阿佛洛狄忒的样子创造出了一个美貌绝伦的女子。宙斯召集众神，又精心将赫淮斯托斯的作品仔细修饰了一番。 众神将自己的天赋纷纷赋予了这个新创造出来的女子---潘多拉。</text:p>
      <text:p text:style-name="Standard"/>
      <text:p text:style-name="Standard">宙斯命令潘多拉带着一个盒子，潜入普罗米修斯的密室，再将盒子打开。密室中藏着将宙斯欲火传遍人间的装置。这个装置由普罗米修斯的弟弟，同为泰坦的厄庇米修斯看守。厄庇米修斯在这个密室里，深受装置散发出宙斯的欲火影响，早已抵挡不住潘多拉美貌的诱惑。于是潘多拉很容易的进入了普罗米修斯的密室。</text:p>
      <text:p text:style-name="Standard"/>
      <text:p text:style-name="Standard">“这是神王宙斯送给人类的礼物。”潘多拉说着，打开了一只巨大的雕刻着奇妙花纹的盒子。厄庇米修斯呆呆地看着潘多拉，眼见着盒子冒出的东西进入装置，却没有意识到。</text:p>
      <text:p text:style-name="Standard"/>
      <text:p text:style-name="Standard">当最后一个“希望”的基因飞出盒子，厄庇米修斯才看了看盒子：“空的？”</text:p>
      <text:p text:style-name="Standard"/>
      <text:p text:style-name="Standard">潘多拉微微一笑，说：“宙斯将礼物放在了盒子外边，盒子里面太闷了。”</text:p>
      <text:p text:style-name="Standard"/>
      <text:p text:style-name="Standard"><text:soft-page-break/>厄庇米修斯知道，潘多拉所说的礼物，就是她自己。</text:p>
      <text:p text:style-name="Standard"/>
      <text:p text:style-name="Standard">普罗米修斯的机器运转着，辛劳，病痛，伤痛，悲伤，失落，以及希望飞向人间。同时，无数致病的病源也飞向了人类，而厄庇米修斯此刻完全没有意识到。他深深的陷入了潘多拉那谜一样的温存，如此美丽的人类，如此靓丽的生灵，如此精美绝伦的造物。</text:p>
      <text:p text:style-name="Standard"/>
      <text:p text:style-name="Standard">当厄庇米修斯醒来，发现普罗米修斯密室中的一切，全部都毁了。</text:p>
      <text:p text:style-name="Standard"/>
      <text:p text:style-name="Standard">疾病悄无声息的侵扰着人类，使得人类成为陆地上最容易生病的动物。当普罗米修斯发现这些，一切都已经晚了。强如宙斯的情欲，让人类产生更多的后代，而潘多拉魔盒里飞出的种种苦难，使他们生存的万分艰难。步履如飞的扩张数量的人类，不得不迟缓的前进了。</text:p>
      <text:p text:style-name="Standard"/>
      <text:p text:style-name="Standard">囚禁</text:p>
      <text:p text:style-name="Standard">宙斯和普罗米修斯互相寻找着对方，终于在高加索山下，他们见面了。两个愤怒的神祇残酷的决战着。虽然普罗米修斯也很强大，但是神王宙斯还是很快就将普罗米修斯制服。</text:p>
      <text:p text:style-name="Standard"/>
      <text:p text:style-name="Standard">“宙斯,你这个邪恶的统治者，你看看你给人类带来了什么。”普罗米修斯愤怒的吼道。</text:p>
      <text:p text:style-name="Standard"/>
      <text:p text:style-name="Standard">宙斯挥舞着闪电，微微冷笑：“邪恶的统治?哼哼，难道你要取代我？我的朋友，伊阿珀托斯之子！”</text:p>
      <text:p text:style-name="Standard"/>
      <text:p text:style-name="Standard">“取代你？”普罗米修斯蹒跚的站起来，向宙斯走去。“看看你宙斯，奥林匹斯山之王，众神之王。由于你的失误，让泰坦失去了永生技术。这些年我尽力来帮你回复永生技术。我在弥补你的错误，你却派一个潘多拉去破坏我的成果！”</text:p>
      <text:p text:style-name="Standard"/>
      <text:p text:style-name="Standard">“哦，潘多拉，”宙斯得意的笑道：“智慧的普罗米修斯，不要以为只有你会造人，你对我的作品满意吗？她好美的，美的让你那愚蠢的弟弟完全忘了你。我很了解你，你扩张人类，无非是想推翻我，从你不满的口气就已经暴露了你的企图。不要痴心妄想，我的意志不容置疑，即使你不在奥林匹斯山，你也要受我的统治。你不能有质疑，更不能有反抗。”</text:p>
      <text:p text:style-name="Standard"/>
      <text:p text:style-name="Standard">普罗米修斯伸出手起誓“以泰坦之名，以伊阿珀托斯之名起誓！我从未想过要推翻你的统治。”</text:p>
      <text:p text:style-name="Standard"/>
      <text:p text:style-name="Standard">宙斯认真的看着这位泰坦的起誓，严肃的回答道：“你知道神王要承受多少吗？乌拉诺斯和克洛诺斯都曾坐过神王的位置。他们的统治本可一直持续下去，因为他们都是永生的泰坦。--------永世为王，让他们有了猜忌和贪婪，有了欺骗和残忍，有了暴力和骄傲。当我坐上这个位置的时候，这些负面的变化都出现在我的身上，我尽力控制和转换，将其转化成了另外一种东西，就是我的欲火。而你却将我的欲火偷取，散播在所有人类的身上。这些对权力的欲望最终会露出本来的面目，毁灭你所创造的人类。”</text:p>
      <text:p text:style-name="Standard"/>
      <text:p text:style-name="Standard">普罗米修斯愤怒的看着宙斯，似乎要将双目瞪出眼睛，他嘶哑叫到的：“我毁了人类，你毁了神。我们是唯一永生的生物，我们是泰坦。我们是生命的奇迹，我们拥有者强大的力量，超群的智慧，和永生的身体。你却毁了这一切，蜷缩在你那渺小的奥林匹斯山，满足于神王的权力。统治着你一小撮永生的泰坦，他们几乎每个人都是你的近亲。你父亲阉割了你的爷爷，你放逐了你的父亲。就为了在那一小撮近亲中选个族长。你还以此为傲。可笑的权力，让一个高贵的永生人，去争取森林里狒狒头子一样的权力。为了这你毁灭了永生技术，还破坏了我即将成功的研究。我不需要金羊，不久就会寻回永生技术，你却毁灭了这些。”</text:p>
      <text:p text:style-name="Standard"/>
      <text:p text:style-name="Standard">宙斯震怒了，他举起闪电，击向普罗米修斯。闪电贯穿了普罗米修斯的腹部。宙斯继续挥动的闪电，这次击向普罗米修斯胸膛，闪电又将其贯穿。就在这时，雅典娜赶到了高加索山，握住了宙斯的手臂。宙斯停止了攻击，在普罗米修斯痛苦的哀嚎声中，宙斯的愤怒平静下来,宙斯用命令的口气对普罗米修斯说：“站起来，高贵的泰坦。两个闪电不足以把你击倒。不要给高贵的永生人丢脸。”</text:p>
      <text:p text:style-name="Standard">普罗米修斯恶狠狠地看着宙斯，他已经没有力气说话，嘴角不停地淌出鲜血。他凭借着作为一个泰坦的骄傲，挣扎着站起来。雅典娜赶紧过来为他包扎伤口。</text:p>
      <text:p text:style-name="Standard"/>
      <text:p text:style-name="Standard">宙斯直视着普罗米修斯恶狠狠地眼神：“如何？体会到永生的意义了没有。是否在盘算着有朝一日推翻我的统治？你对权力狭隘的比喻让我受到了严重的侮辱，你将为此付出代价。我将囚禁你三万年，再此期间如果你还如此不理解权力的本质，你将会得到永世的囚禁。”</text:p>
      <text:p text:style-name="Standard"/>
      <text:p text:style-name="Standard">普罗米修斯伤的很重，但是作为永生人，这并不危机生命，伤口在以飞快的速度愈合着。渐渐地，普罗米修斯能够发出声音，他以微弱的声音质问宙斯：“狂妄宙斯，是谁对权力理解狭隘。你以为拥有权力<text:soft-page-break/>就能为所欲为吗？你统治着我，你有权毁灭我，但你不能摧毁永生，正是因为永生技术才使你活到现在。你却滥用你的权力，阻止我寻回这种技术。”</text:p>
      <text:p text:style-name="Standard"/>
      <text:p text:style-name="Standard">宙斯左手按住普罗米修斯的右肩，稍用力向下压，让普罗米修斯虚弱的身体刚好使出全力保持站立。宙斯挥动着强壮的右臂，对普罗米修斯笑了笑：“不瞒你说，我不光摧毁了你的实验室，金羊也是我故意让青铜人弄死的。如果有了金羊，想必你早已经掌握永生了吧。你赋予人类永生者的智慧，你有没有想过人类是如何思考死亡的？刚才雅典娜阻止我再将闪电劈下之前，还记得吧，好好回忆回忆，就是那种思考，感觉如何？这种思考遍布在你创造的智慧人类整个短暂的生命中。你有没有试着挑选一个人类，告诉他你在研究永生，当时他看你的眼神有没有注意到？”</text:p>
      <text:p text:style-name="Standard"/>
      <text:p text:style-name="Standard">普罗米修斯强挺着宙斯臂膀的压力，虚弱的说：“权力冲昏了你的头脑，杀死金羊对你有什么好处。我没有告诉过人类我的研究。原来你一直在观察我的研究。为了什么，怕我威胁你的权力。哦我懂了，你唯一比狒狒头子强的是你寻求的是永世为王。”</text:p>
      <text:p text:style-name="Standard"/>
      <text:p text:style-name="Standard">宙斯笑了笑，撤了自己的左臂，背向普罗米修斯：“你既然没看过对永生期盼的眼神，我就请你看一出好戏。金羊的毛尚在人间，被当做宝贝存放在埃厄忒斯。我会向一些人透露如何利用金羊毛获得永生。届时你将看到一出好戏。一群所谓的英雄会去寻找金羊毛，而在这个过程中，充满了艰辛。到了最后，我会出一道难题给他们，要权力还是要永生。而你将被锁在这里，我将派一只鹫鹰每天啄食你的肝脏。在此期间，你将更能体会到什么是永生。想一想泰坦是怎么被创造出来的，如此大的力量，还永生不死。哼，永生，分明就是杀戮。”</text:p>
      <text:p text:style-name="Standard"/>
      <text:p text:style-name="Standard">说完宙斯迈步远去。雅典娜也不得不跟着父亲远去，她不敢违背父亲的意愿去解救普罗米修斯。不久，赫淮斯托斯来到了高加索山下，用锁链将普罗米修斯锁在山上。临走时说了那句：“宙斯意志不朽，凡是从别人那里夺得权力并据为己有的人，都是最狠心的。”</text:p>
      <text:p text:style-name="Standard"/>
      <text:p text:style-name="Standard">痛苦的思索</text:p>
      <text:p text:style-name="Standard">每天早上，一只鹫鹰就会落到普罗米修斯的膝盖上，用它尖利的喙划开普罗米修斯的肚腹。将头伸进普罗米修斯的腹部吞吃他的肝脏。一个小时之后，当肝脏被完全吃光，鹫鹰会挥动翅膀远去。由于是永生的泰坦，普罗米修斯的肝脏会慢慢的再长出来，腹部的伤口会慢慢愈合上。第二天的黎明时分，伤口刚好全部愈合时。那只鹫鹰就会出现在遥远的天边，一点一点的飞向普罗米修斯。</text:p>
      <text:p text:style-name="Standard"/>
      <text:p text:style-name="Standard">普罗米修斯每天痛苦的咒骂着宙斯，他恨不得自己不是永生的泰坦，这样他能痛快的死去。每天那只鹫鹰飞来，日复一日，痛苦从没停止折磨普罗米修斯。宙斯也遵守约定，让普罗米修斯看了一出好戏，伊阿宋带领众英雄夺取了金羊毛，期间危险重重，最后伊阿宋没有用金羊毛换取权力，他选择了永生。永生的伊阿宋嫌弃了逐渐衰老的妻子狄美亚，另求新欢。而狄美亚为了帮助伊阿宋获取金羊毛，害死了自己的弟弟亚比西托，背叛了自己的父亲。同样深知金羊毛秘密的狄美亚，曾经在珀利阿斯王面前，用金羊毛将自己的仆人变成永生人，并将其肢解。金羊毛的威力让这个仆人复活。珀利阿斯王，因此上当，也去做这个永生的尝试。当珀利阿斯王手持金羊毛将自己刺伤时，惊奇的发现伤口可以愈合。于是狄美亚建议他把伤口弄大一点。当珀利阿斯王在自己身上弄了个很大的伤口时，狄美亚一把夺过金羊毛，并杀死了他。如今伊阿宋利用金羊毛保持着年轻，不再理逐渐衰老的狄美亚。被伊阿宋抛弃的狄美亚对伊阿宋展开了疯狂的报复。狄美亚先杀死了伊阿宋的新任妻子，又杀死了自己和伊阿宋所生的三个孩子。狄美亚又偷取伊阿宋的金羊毛，复活了那只守护金羊毛的龙，她骑着那只龙，拿着金羊毛，在伊阿宋面前飞走。伊阿宋悲愤的自杀了。</text:p>
      <text:p text:style-name="Standard"/>
      <text:p text:style-name="Standard">普罗米修斯知道是自己散播的宙斯的欲火，让狄美亚不顾亲情，帮助并不熟悉的伊阿宋。宙斯的欲火展现了本来的面目，让狄美亚施行了对弟弟亚比西托的杀害。也是宙斯的欲火让伊阿宋爱上了科任托斯公主格劳刻。宙斯的欲火的本来面目，让伊阿宋傲慢的抛弃了狄美亚。普罗米修斯知道自己的错误，盗取宙斯的欲火却不知这股欲火有多可怕。宙斯将作为神王期间所有的负面情绪，纷纷的转化为性欲之火。潘多拉魔盒之中：辛劳，病痛，伤痛，悲伤，失落，以及希望都是压制性欲的。宙斯将这些散播人间，也是警示人类，抑制他们对性的放纵。</text:p>
      <text:p text:style-name="Standard"/>
      <text:p text:style-name="Standard">普罗米修斯在咒骂之中，心底早已有了对宙斯的深深地不满。每天被鹫鹰啄食肝脏，使得他更痛恨宙斯的统治。在他心底也不止一次的盘算着如何推翻宙斯的统治。同时也盘算着如何由他自己统治着众神。如何将永生重新寻回。同时也想着怎么处理宙斯，一定要用十只鹰来噬咬宙斯。他越想越细，思索中渐渐发现统治众神是个大麻烦。一天，他的思维忽然跳跃到为什么要由自己统治众神。赫淮斯托斯临走时说的话，又一次响起：宙斯意志不朽，凡是从别人那里夺得权力并据为己有的人，都是最狠心的。</text:p>
      <text:p text:style-name="Standard"/>
      <text:p text:style-name="Standard">都是最狠心的。普罗米修斯突然被震了一下，用十只鹫鹰撕咬宙斯的想法，算不算这种最狠心的？</text:p>
      <text:p text:style-name="Standard"/>
      <text:p text:style-name="Standard"><text:soft-page-break/>普罗米修斯意识到了赫淮斯托斯为什么这么与众不同。为什么赫淮斯托斯如此丑陋？原因就是他无法将自己变得美丽。每一个泰坦，永生的泰坦都能够做一些变化，比如宙斯经常变成动物。既然能够变化的这么彻底，自己本身的容貌就不会任其丑陋。</text:p>
      <text:p text:style-name="Standard"/>
      <text:p text:style-name="Standard">根据雅典娜所说，赫淮斯托斯是赫拉所造，底子貌似用的是黄金人类。普罗米修斯一下子想到了黄金人类和神祇之间的区分了。他们是同样的永生，不过黄金人类缺少了很多神祇的本领，而其中就有，不会变身。</text:p>
      <text:p text:style-name="Standard"/>
      <text:p text:style-name="Standard">普罗米修斯再次回想黄金人类和泰坦迥异的基因图谱。慢慢的想到了端倪所在。既然不会变身，他们自身的修复能力就很差。黄金人的永生靠的原来是长久的细胞寿命。果然如此！黄金人类这些迥异的基因都是增加细胞寿命的。尽管他们修复能力很差，但长寿的细胞给自身提供了相当充裕的时间，来弥补缓慢的修复能力。永生的黄金人类是那样默默无闻，因为他们不论在行为上还是在思想上都是那么的稳定。没有哪个黄金人做过离谱的事情，也没有哪个黄金人做出过伟大的成就。他们没有破坏者，也没有英雄。这些都是他们安静祥和的靠寿命提高的永生机制。而泰坦就不一样，他们靠着修复能力大于细胞寿命来维持永生。泰坦和黄金人不同，泰坦需要大量的能量存储，泰坦可以吃掉成堆的食物，喝干一条小溪，然后让自己千百年不需要食物的补充。当食物充足的时候，泰坦充分进食，而食物短缺时，泰坦依靠存储在身体的能量来维持生命。而这种永生和补充机制，加速了泰坦的变异，他们变得不那么稳定，比世上任何一种生物都容易变化。永生让这种变化恣意的扩大，到达泰坦自身控制的极限。使得泰坦变得性格扭曲，甚至幻化成其他类型的生物。</text:p>
      <text:p text:style-name="Standard"/>
      <text:p text:style-name="Standard">普罗米修斯慢慢回忆起关于乌拉诺斯和他的儿子克洛诺斯的事情，有些是传言，有些是亲眼所见。原本这两个先代神王都是英明之主，而在这之后，性格变得逐渐扭曲和暴躁。他们的统治让其他神祇忍无可忍。永生让变异积累，让神经系统受到自我反馈式的扭曲。永生让神王无法对抗自己的固执，越来越多的记忆和经验，阻碍了思考和探索。他们甚至相信自己的记忆而不去参考眼前的现实。其他神祇在和别的神祇的平等的互动和制约之下，让这种固执不至于迷失自己。而对于神王，主宰的地位让他们缺乏对固执和独断合理的制约。乌拉诺斯与克洛诺斯不同，在乌拉诺斯离开奥林匹斯山的时候，就诅咒了克洛诺斯将被自己的儿子推翻。与其说是诅咒，不如说是他的预言。</text:p>
      <text:p text:style-name="Standard"/>
      <text:p text:style-name="Standard">“永生者去当永生者的王，即使是再英明，也会被众神的羡慕推倒。”原来这才是乌拉诺斯诅咒的真相。</text:p>
      <text:p text:style-name="Standard"/>
      <text:p text:style-name="Standard">而累积的不满，永远也不会消除。普罗米修斯终于明白，宙斯不愿意让他找回永生技术，就是想让自己的力量始终占优势，而不是面对更多的永生人。宙斯没有那么大的能力，控制更多的永生人的同时，更好的控制自己趋向邪恶的变异。普罗米修斯愤恨着，永生----如此美好的技术，被掌握权利的人带入了毁灭的深渊。</text:p>
      <text:p text:style-name="Standard"/>
      <text:p text:style-name="Standard">不肯卸去枷锁的囚徒</text:p>
      <text:p text:style-name="Standard">英雄赫刺克勒斯是宙斯的儿子，他是一个非永生人。但是他拥有可匹敌父亲宙斯的力量。赫刺克勒斯来到高加索山，向被缚的普罗米修斯询问金苹果的下落。当他看到这位泰坦被鹫鹰撕咬时，搭弓射箭，射落了鹫鹰，救下了普罗米修斯。</text:p>
      <text:p text:style-name="Standard"/>
      <text:p text:style-name="Standard">赫刺克勒斯用神力将普罗米修斯固定在山上的链子拔下，扶着他下了高加索山。普罗米修斯认出了赫刺克勒斯并非永生人，而他的神力却远在自己之上，完全不输给宙斯。</text:p>
      <text:p text:style-name="Standard"/>
      <text:p text:style-name="Standard">“尊敬的泰坦，普罗米修斯。”赫刺克勒斯恭敬的说：“我会用我的神力将你身上的手铐脚镣除去，为了人类你受到的苦难太多了。”</text:p>
      <text:p text:style-name="Standard"/>
      <text:p text:style-name="Standard">普罗米修斯摆了摆手：“没用的孩子，宙斯说过，除非有人愿意代替我承担这份痛苦，否则他还会把我抓回去的。”</text:p>
      <text:p text:style-name="Standard"/>
      <text:p text:style-name="Standard">“放心吧，泰坦，马人喀戎受你的高尚而感动。他愿意为你承担这份痛苦。”</text:p>
      <text:p text:style-name="Standard"/>
      <text:p text:style-name="Standard">普罗米修斯凄惨的笑了笑：“这么些年，我为了泰坦去研究永生，我费劲辛苦创造了人类。却没有一个泰坦或是一个人类愿意为我承受这份痛苦。反倒是神兽愿意为我承担痛苦。”</text:p>
      <text:p text:style-name="Standard"/>
      <text:p text:style-name="Standard">“你的行为感天动地，尊敬的泰坦。”赫刺克勒斯深施一礼。“请您继续研究永生吧。你的智慧会拯救神祇们，让永生重回这个世界。”</text:p>
      <text:p text:style-name="Standard"/>
      <text:p text:style-name="Standard"><text:soft-page-break/>普罗米修斯默默的捡起四块高加索山上的石头，把他们和锁链的另一端固定住，对着高加索山念念有词：“高加索山啊，我依旧是你的囚徒，我的锁链的末端依旧是你的石头，我并没有重获自由。”</text:p>
      <text:p text:style-name="Standard"/>
      <text:p text:style-name="Standard">普罗米修斯转向赫刺克勒斯说道：“居然有个神兽愿意为你牺牲，接受我的痛苦。马人喀戎并不全是为了我。赫刺克勒斯，有这样的人跟着你，不愁你推翻不了宙斯了。”</text:p>
      <text:p text:style-name="Standard"/>
      <text:p text:style-name="Standard">赫刺克勒斯抽了一口冷气，表情变得很不自然。</text:p>
      <text:p text:style-name="Standard"/>
      <text:p text:style-name="Standard">普罗米修斯继续说道：“凡人，你虽然拥有神祇一样的力量，但是永生和你无关。”</text:p>
      <text:p text:style-name="Standard"/>
      <text:p text:style-name="Standard">赫刺克勒斯答道：“尊敬的泰坦，我并非想要取得永生，如果永生不失传，我愿意为此牺牲自己的生命。”</text:p>
      <text:p text:style-name="Standard"/>
      <text:p text:style-name="Standard">普罗米修斯拍了拍赫刺克勒斯的肩膀说；“别继续做傻事了，守护好你所在乎的。你并不知道神王并非你想像的那么幸福。”</text:p>
      <text:p text:style-name="Standard"/>
      <text:p text:style-name="Standard">赫刺克勒斯淡淡的一笑：“神祇们根本不会帮助你探索永生，他们自己永生就已经满足了。他们甚至限制永生的技术，如果要恢复永生，有必要适当的对抗。加入我们，我保证有办法让宙斯找不到你，你可以安心的研究。”</text:p>
      <text:p text:style-name="Standard"/>
      <text:p text:style-name="Standard">普罗米修斯抚摸着自己刚愈合的伤口：“永生的理论并不合适，当初泰坦被创造的时候，估计造泰坦者并非想要获得永生，而应该是获取战争的优势。否则不会将泰坦造的如此巨大的力量。泰坦是杀戮机器，他毁灭着所有其他的生物，泰坦的存在本身就是一个错误。”</text:p>
      <text:p text:style-name="Standard"/>
      <text:p text:style-name="Standard">赫刺克勒斯叹道：“尊敬的普罗米修斯，你不为永生技术的消失而痛心疾首吗？”</text:p>
      <text:p text:style-name="Standard"/>
      <text:p text:style-name="Standard">普罗米修斯手指高加索山：“那里，宙斯之子。你射落鹫鹰落下的地方，你可以在那找到这个问题的答案。”</text:p>
      <text:p text:style-name="Standard"/>
      <text:p text:style-name="Standard">赫刺克勒斯疑惑地顺着普罗米修斯所指的地方看去，那只鹫鹰正挣扎着将插在身上的箭支拔出，而它的伤口也正随着箭支的拔出而愈合。</text:p>
      <text:p text:style-name="Standard"/>
      <text:p text:style-name="Standard">“没错，不用惊奇，宙斯之子，它是永生的。我该再早一点发现这一点，没有一只鹰能活那么久。直到它啄了我50年，我才恍然大悟。永生并没有失传，宙斯用这种接近死亡的方式告诉我，真是印象深刻。”普罗米修斯伤口全部愈合，慢慢的站起来,拉过赫刺克勒斯：“你最好看好这只鹰，它会啄食你得朋友喀戎的。”</text:p>
      <text:p text:style-name="Standard"/>
      <text:p text:style-name="Standard">智慧的普罗米修斯从此销声匿迹，他知道应该更好的控制自己，像宙斯那样。他知道为什么宙斯的父亲克洛诺斯为什么创造黄金人这样的永生人。因为克洛诺斯发现自身无法控制自己不断变异的身体，反过来不断变异的身体又制约着自己的精神。当思想完全失控的时候，一种短见且完全利己的意识控制了他。此刻的克洛诺斯可以说已经死亡了。或者可以说是不死的僵尸。</text:p>
      <text:p text:style-name="Standard"/>
      <text:p text:style-name="Standard">原来泰坦变成可怕的神兽的传说是真的。</text:p>
      <text:p text:style-name="Standard"/>
      <text:p text:style-name="Standard">神经系统的高速变异让思维稳定成了很难做到的事情。泰坦既不能维护住自己的思维，也不能维护住自己的形态。他们终将变得愚蠢而迟钝。智慧消失，力量犹在，身体变得奇形怪状。这就是神兽的由来。</text:p>
      <text:p text:style-name="Standard"/>
      <text:p text:style-name="Standard">如果永生者遍地，最终这个星球会出现数不胜数的神兽。这些神兽将让其他生物无法生存。当其他生物无法生存，泰坦也失去了食物的来源，最终也会因为失去补充而死。</text:p>
      <text:p text:style-name="Standard"/>
      <text:p text:style-name="Standard">普罗米修斯带着枷锁和高加索山的山石离开。很少有人知道他躲在哪里。他知道泰坦的智慧非常重要，而神王宙斯的智慧足以控制自己的变异。当智慧控制不了自己的意识，变异将改变泰坦，而当此事发生时，泰坦就已经称为死亡。“死亡”的泰坦丧失了对生命的掌控，永生最终也会变异，生命体本身的永生也很可能会随之消失。</text:p>
      <text:p text:style-name="Standard"/>
      <text:p text:style-name="Standard">奥林匹斯山上的永生技术依然存在。那只啄食普罗米修斯的神鹰就是永生不死的。只是在宙斯的领导下，神祇们不再创造新的永生生物。因为神的时代已经过去，众神只是远古精通生物技术的智慧生物创造出<text:soft-page-break/>的一种生命形态。神的时代已经过去，人类英雄将主导这个星球。或许有一天，他们发现，无法再从神殿里取得神谕。他们的后代再也不相信祖先是可以听到神谕的。这时候，他们会提起曾经供奉过的，毫无回应的神，只是祖先们的臆造。或许他们得出结论自己是猴子变化来的。但是他们永远无法解释，脑中的灵魂为什么如此相似，遍布世界的各个种族，都有神造人类的传说。众神退出了统领这个星球的舞台，他们躲起来，或是变化成某种不可控的神兽，逐渐失去永生的机能，或许渐渐死亡。但这不代表他们不曾存在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/>
    <style:font-face style:name="punctuation" svg:font-family="punctuation, Tohoma"/>
    <style:font-face style:name="微软雅黑1" svg:font-family="微软雅黑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10:44:19.493000000</meta:creation-date>
    <dc:date>2020-05-23T10:46:29.182000000</dc:date>
    <meta:editing-duration>PT2M10S</meta:editing-duration>
    <meta:editing-cycles>1</meta:editing-cycles>
    <meta:document-statistic meta:table-count="0" meta:image-count="0" meta:object-count="0" meta:page-count="9" meta:paragraph-count="118" meta:word-count="13564" meta:character-count="13604" meta:non-whitespace-character-count="13601"/>
    <meta:generator>LibreOffice/6.4.3.2$Windows_X86_64 LibreOffice_project/747b5d0ebf89f41c860ec2a39efd7cb15b54f2d8</meta:generator>
  </office:meta>
</office:document-meta>
</file>